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ggregateJXPathBinding.doLoad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ggregat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ggregateJXPathBinding.Aggregate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ggregat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